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1" fo:font-size="10pt" style:font-size-asian="10pt" style:font-size-complex="10pt"/>
    </style:style>
    <style:style style:name="P2" style:family="paragraph" style:parent-style-name="Standard">
      <style:paragraph-properties fo:text-align="start" style:justify-single-word="false">
        <style:tab-stops>
          <style:tab-stop style:position="2.514cm"/>
        </style:tab-stops>
      </style:paragraph-properties>
      <style:text-properties style:font-name="DejaVu Sans1" fo:font-size="10pt" style:font-size-asian="10pt" style:font-size-complex="10pt"/>
    </style:style>
    <style:style style:name="P3" style:family="paragraph" style:parent-style-name="Standard">
      <style:paragraph-properties fo:text-align="start" style:justify-single-word="false">
        <style:tab-stops>
          <style:tab-stop style:position="2.514cm"/>
        </style:tab-stops>
      </style:paragraph-properties>
      <style:text-properties style:font-name="DejaVu Sans1"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fo:padding="0.074cm" fo:border-left="none" fo:border-right="none" fo:border-top="none" fo:border-bottom="0.035cm solid #000000" style:join-border="false"/>
      <style:text-properties style:font-name="DejaVu Sans1" fo:font-size="10pt" style:font-size-asian="10pt" style:font-size-complex="10pt"/>
    </style:style>
    <style:style style:name="P5" style:family="paragraph" style:parent-style-name="Frame_20_contents">
      <style:paragraph-properties fo:text-align="center" style:justify-single-word="false"/>
      <style:text-properties style:font-name="DejaVu Sans1" fo:font-size="10pt" style:font-size-asian="10pt" style:font-size-complex="10pt"/>
    </style:style>
    <style:style style:name="P6" style:family="paragraph" style:parent-style-name="Fram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7" style:family="paragraph" style:parent-style-name="Frame_20_contents">
      <style:paragraph-properties fo:margin-left="2.514cm" fo:margin-right="0.332cm" fo:margin-top="0cm" fo:margin-bottom="0.212cm" fo:text-align="start" style:justify-single-word="false" fo:text-indent="0cm" style:auto-text-indent="false">
        <style:tab-stops>
          <style:tab-stop style:position="3.836cm"/>
        </style:tab-stops>
      </style:paragraph-properties>
      <style:text-properties style:font-name="DejaVu Sans1" fo:font-size="10pt" style:font-size-asian="10pt" style:font-size-complex="10pt"/>
    </style:style>
    <style:style style:name="P8" style:family="paragraph" style:parent-style-name="Frame_20_contents" style:master-page-name="">
      <style:paragraph-properties fo:margin-left="2.514cm" fo:margin-right="0.332cm" fo:margin-top="0cm" fo:margin-bottom="0.212cm" fo:text-align="start" style:justify-single-word="false" fo:text-indent="0cm" style:auto-text-indent="false" style:page-number="auto">
        <style:tab-stops>
          <style:tab-stop style:position="3.836cm"/>
        </style:tab-stops>
      </style:paragraph-properties>
      <style:text-properties style:font-name="DejaVu Sans1" fo:font-size="10pt" style:font-size-asian="10pt" style:font-size-complex="10pt"/>
    </style:style>
    <style:style style:name="P9" style:family="paragraph" style:parent-style-name="Frame_20_contents">
      <style:paragraph-properties fo:margin-left="0.96cm" fo:margin-right="0.628cm" fo:margin-top="0cm" fo:margin-bottom="0.212cm" fo:text-align="start" style:justify-single-word="false" fo:text-indent="0cm" style:auto-text-indent="false">
        <style:tab-stops>
          <style:tab-stop style:position="3.836cm"/>
        </style:tab-stops>
      </style:paragraph-properties>
      <style:text-properties style:font-name="DejaVu Sans1" fo:font-size="10pt" style:font-size-asian="10pt" style:font-size-complex="10pt"/>
    </style:style>
    <style:style style:name="P10" style:family="paragraph" style:parent-style-name="Frame_20_contents" style:master-page-name="">
      <style:paragraph-properties fo:margin-left="1.499cm" fo:margin-right="0.199cm" fo:margin-top="0cm" fo:margin-bottom="0.199cm" fo:text-align="start" style:justify-single-word="false" fo:text-indent="0cm" style:auto-text-indent="false" style:page-number="auto">
        <style:tab-stops>
          <style:tab-stop style:position="3.836cm"/>
        </style:tab-stops>
      </style:paragraph-properties>
      <style:text-properties style:font-name="DejaVu Sans1"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Frame_20_contents" style:master-page-name="">
      <style:paragraph-properties fo:margin-left="2cm" fo:margin-right="0.199cm" fo:margin-top="0cm" fo:margin-bottom="0cm" fo:text-align="start" style:justify-single-word="false" fo:text-indent="-0.499cm" style:auto-text-indent="false" style:page-number="auto">
        <style:tab-stops/>
      </style:paragraph-properties>
      <style:text-properties style:font-name="DejaVu Sans1" fo:font-size="10pt" style:font-size-asian="10pt" style:font-size-complex="10pt"/>
    </style:style>
    <style:style style:name="P12" style:family="paragraph" style:parent-style-name="Frame_20_contents">
      <style:paragraph-properties fo:margin-left="2cm" fo:margin-right="0.199cm" fo:margin-top="0cm" fo:margin-bottom="0cm" fo:text-align="start" style:justify-single-word="false" fo:text-indent="-0.499cm" style:auto-text-indent="false">
        <style:tab-stops/>
      </style:paragraph-properties>
      <style:text-properties style:font-name="DejaVu Sans1" fo:font-size="10pt" style:font-size-asian="10pt" style:font-size-complex="10pt"/>
    </style:style>
    <style:style style:name="P13" style:family="paragraph" style:parent-style-name="Frame_20_contents" style:master-page-name="">
      <style:paragraph-properties fo:margin-left="7.999cm" fo:margin-right="0.199cm" fo:margin-top="0cm" fo:margin-bottom="0cm" fo:text-align="start" style:justify-single-word="false" fo:text-indent="-7.001cm" style:auto-text-indent="false" style:page-number="auto">
        <style:tab-stops/>
      </style:paragraph-properties>
      <style:text-properties style:font-name="DejaVu Sans1" fo:font-size="10pt" style:font-size-asian="10pt" style:font-size-complex="10pt"/>
    </style:style>
    <style:style style:name="P14" style:family="paragraph" style:parent-style-name="Frame_20_contents">
      <style:paragraph-properties fo:margin-left="7.999cm" fo:margin-right="0.199cm" fo:margin-top="0cm" fo:margin-bottom="0cm" fo:text-align="start" style:justify-single-word="false" fo:text-indent="-7.001cm" style:auto-text-indent="false">
        <style:tab-stops/>
      </style:paragraph-properties>
      <style:text-properties style:font-name="DejaVu Sans1" fo:font-size="10pt" style:font-size-asian="10pt" style:font-size-complex="10pt"/>
    </style:style>
    <style:style style:name="P15" style:family="paragraph">
      <style:paragraph-properties fo:text-align="start"/>
      <style:text-properties style:text-line-through-style="none" style:font-name="DejaVu Sans" fo:font-size="10pt" fo:font-style="normal" style:text-underline-style="none" fo:font-weight="normal"/>
    </style:style>
    <style:style style:name="fr1" style:family="graphic" style:parent-style-name="Frame">
      <style:graphic-properties style:vertical-pos="bottom" style:vertical-rel="page-content" style:horizontal-pos="center" style:horizontal-rel="page-content"/>
    </style:style>
    <style:style style:name="gr1" style:family="graphic">
      <style:graphic-properties fo:border="solid" style:wrap="run-through" style:number-wrapped-paragraphs="no-limit" style:vertical-pos="from-top"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form:form form:name="Formular" form:apply-filter="true" form:enctype="application/text" form:command-type="table" form:control-implementation="ooo:com.sun.star.form.component.Form" office:target-frame="" xlink:href="" xlink:type="simple">
          <form:text form:name="Textfeld 1" form:control-implementation="ooo:com.sun.star.form.component.TextField" xml:id="control1" form:id="control1" form:current-value="⚕name⚕, ⚕vornam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text form:name="Textfeld 1" form:control-implementation="ooo:com.sun.star.form.component.TextField" xml:id="control2" form:id="control2" form:current-value="⚕kvn⚕"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text form:name="Textfeld 1" form:control-implementation="ooo:com.sun.star.form.component.TextField" xml:id="control3" form:id="control3" form:current-value="⚕rxdatum⚕"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text form:name="Textfeld 1" form:control-implementation="ooo:com.sun.star.form.component.TextField" xml:id="control4" form:id="control4" form:current-value="Inkontinenzartikel (saugend oder ableitend)"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width="17cm" svg:height="22.5cm" draw:z-index="0">
        <draw:text-box>
          <text:p text:style-name="P6">Eigenerklärung zu Mehrkosten</text:p>
          <text:p text:style-name="P5"/>
          <text:p text:style-name="P5"/>
          <text:p text:style-name="P5"/>
          <text:p text:style-name="P8">Name, Vorname:<text:tab/><draw:control text:anchor-type="as-char" svg:y="-0.497cm" draw:z-index="1" draw:style-name="gr1" draw:text-style-name="P15" svg:width="9cm" svg:height="0.5cm" draw:control="control1"/></text:p>
          <text:p text:style-name="P7"/>
          <text:p text:style-name="P7">KV-Nummer:<text:tab/><draw:control text:anchor-type="as-char" svg:y="-0.497cm" draw:z-index="2" draw:style-name="gr1" draw:text-style-name="P15" svg:width="9cm" svg:height="0.5cm" draw:control="control2"/></text:p>
          <text:p text:style-name="P7"/>
          <text:p text:style-name="P7">Verordnungsdatum:<text:tab/><draw:control text:anchor-type="as-char" svg:y="-0.497cm" draw:z-index="3" draw:style-name="gr1" draw:text-style-name="P15" svg:width="9cm" svg:height="0.5cm" draw:control="control3"/></text:p>
          <text:p text:style-name="P7"/>
          <text:p text:style-name="P7">Hilfsmittel:<text:tab/><draw:control text:anchor-type="as-char" svg:y="-0.497cm" draw:z-index="4" draw:style-name="gr1" draw:text-style-name="P15" svg:width="9cm" svg:height="0.5cm" draw:control="control4"/></text:p>
          <text:p text:style-name="P7"/>
          <text:p text:style-name="P7"/>
          <text:p text:style-name="P7"/>
          <text:p text:style-name="P10">Informationen für den Anspruchsberechtigten</text:p>
          <text:p text:style-name="P11">1.<text:tab/>Obwohl ich über die Möglichkeit einer aufzahlungsfreien Versorgung mit Inkontinenzhilfsmitteln aufgeklärt worden bin, wünsche ich eine Versorgung, die über das Maß der Notwendigkeit hinausgeht. Ich muss die Mehrkosten für das von mir gewählte Hilfsmittel sowie mögliche Folgekosten selbst tragen.</text:p>
          <text:p text:style-name="P12"/>
          <text:p text:style-name="P12">2.<text:tab/>Ich wurde vom Leistungserbringer über die monatlichen Mehrkosten oberhalb Versorgungspauschale informiert und entscheide mich, diese selbst zu tragen. Die Berechnung der Mehrkosten habe ich mir transparent erläutern lassen.</text:p>
          <text:p text:style-name="P12"/>
          <text:p text:style-name="P12">3.<text:tab/>Ich wurde weiterhin darüber informiert, dass die oben benannten Mehrkosten weder von der Krankenkasse erstattet noch im Rahmen der Prüfung einer Zuzahlungsbefreiung angerechnet werden können.</text:p>
          <text:p text:style-name="P9"/>
          <text:p text:style-name="P9"/>
          <text:p text:style-name="P9"/>
          <text:p text:style-name="P9"/>
          <text:p text:style-name="P9"/>
          <text:p text:style-name="P9"/>
          <text:p text:style-name="P9">Klötze, der <text:date style:data-style-name="N36" text:date-value="2022-08-02T15:15:40.71">02.08.2022</text:date></text:p>
          <text:p text:style-name="P13">_______________________<text:tab/>_______________________________________________</text:p>
          <text:p text:style-name="P14">Ort, Datum<text:tab/>Unterschrift des Anspruchsberechtigten, Betreuer oder Bevollmächtigten</text:p>
        </draw:text-box>
      </draw:frame>
      <text:p text:style-name="P1">Vertrag gemäß § 127 Abs. 2 SGB V über die Versorgung mit<text:line-break/>Inkontinenzhilfsmitteln</text:p>
      <text:p text:style-name="P4"/>
      <text:p text:style-name="P1"/>
      <text:p text:style-name="P3">Anlage 3<text:tab/>Eigenerklärung des Anspruchsberechtigten zu Mehrkosten</text:p>
      <text:p text:style-name="P3"><text:tab/>(siehe §127 Abs. 4a Satz 4 und 5 SGB V)</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8T12:48:07.80</meta:creation-date>
    <dc:date>2022-08-02T15:15:40.65</dc:date>
    <meta:editing-duration>PT1H42M31S</meta:editing-duration>
    <meta:editing-cycles>15</meta:editing-cycles>
    <meta:generator>OpenOffice/4.1.3$Win32 OpenOffice.org_project/413m1$Build-9783</meta:generator>
    <dc:creator>Martin Pröhl</dc:creator>
    <meta:document-statistic meta:table-count="0" meta:image-count="0" meta:object-count="0" meta:page-count="1" meta:paragraph-count="15" meta:word-count="150" meta:character-count="1208"/>
  </office:meta>
</office:document-meta>
</file>